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2.11666666666667cm"/>
    </style:style>
    <style:style style:name="co3" style:family="table-column">
      <style:table-column-properties fo:break-before="auto" style:column-width="4.02166666666667cm"/>
    </style:style>
    <style:style style:name="co4" style:family="table-column">
      <style:table-column-properties fo:break-before="auto" style:column-width="4.25979166666667cm"/>
    </style:style>
    <style:style style:name="ro1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Feuille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number-columns-repeated="16379" table:default-cell-style-name="ce1"/>
        <table:table-row table:number-rows-repeated="3" table:style-name="ro1">
          <table:table-cell table:number-columns-repeated="16384"/>
        </table:table-row>
        <table:table-row table:style-name="ro1">
          <table:table-cell/>
          <table:table-cell table:style-name="ce1"/>
          <table:table-cell office:value-type="string" table:style-name="ce1">
            <text:p>fc</text:p>
          </table:table-cell>
          <table:table-cell office:value-type="string" table:style-name="ce1">
            <text:p>Impedence Filtre</text:p>
          </table:table-cell>
          <table:table-cell office:value-type="string" table:style-name="ce1">
            <text:p>Impedance Haut Parleur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1" table:style-name="ce1">
            <text:p>1</text:p>
          </table:table-cell>
          <table:table-cell office:value-type="float" office:value="10" table:formula="of:=POWER(10;[.B5])" table:style-name="ce1">
            <text:p>10</text:p>
          </table:table-cell>
          <table:table-cell office:value-type="float" office:value="1.5915494309189534E-2" table:formula="of:=1/(2*PI()*POWER(1;-7)*[.C5])" table:style-name="ce1">
            <text:p>0,015915494</text:p>
          </table:table-cell>
          <table:table-cell office:value-type="float" office:value="6.2831853071795873E-4" table:formula="of:=2*PI()*0.00001*[.C5]" table:style-name="ce1">
            <text:p>0,000628319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1.1000000000000001" table:formula="of:=[.B5]+0.1" table:style-name="ce1">
            <text:p>1,1</text:p>
          </table:table-cell>
          <table:table-cell office:value-type="float" office:value="12.58925411794168" table:formula="of:=POWER(10;[.B6])" table:style-name="ce1">
            <text:p>12,58925412</text:p>
          </table:table-cell>
          <table:table-cell office:value-type="float" office:value="1.2642126499382863E-2" table:formula="of:=1/(2*PI()*POWER(1;-7)*[.C6])" table:style-name="ce1">
            <text:p>0,012642126</text:p>
          </table:table-cell>
          <table:table-cell office:value-type="float" office:value="7.9100616502201279E-4" table:formula="of:=2*PI()*0.00001*[.C6]" table:style-name="ce1">
            <text:p>0,000791006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1.2000000000000002" table:formula="of:=[.B6]+0.1" table:style-name="ce1">
            <text:p>1,2</text:p>
          </table:table-cell>
          <table:table-cell office:value-type="float" office:value="15.848931924611144" table:formula="of:=POWER(10;[.B7])" table:style-name="ce1">
            <text:p>15,84893192</text:p>
          </table:table-cell>
          <table:table-cell office:value-type="float" office:value="1.0041998025415852E-2" table:formula="of:=1/(2*PI()*POWER(1;-7)*[.C7])" table:style-name="ce1">
            <text:p>0,010041998</text:p>
          </table:table-cell>
          <table:table-cell office:value-type="float" office:value="9.958177620320622E-4" table:formula="of:=2*PI()*0.00001*[.C7]" table:style-name="ce1">
            <text:p>0,000995818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1.3000000000000003" table:formula="of:=[.B7]+0.1" table:style-name="ce1">
            <text:p>1,3</text:p>
          </table:table-cell>
          <table:table-cell office:value-type="float" office:value="19.952623149688815" table:formula="of:=POWER(10;[.B8])" table:style-name="ce1">
            <text:p>19,95262315</text:p>
          </table:table-cell>
          <table:table-cell office:value-type="float" office:value="7.9766425646332906E-3" table:formula="of:=1/(2*PI()*POWER(1;-7)*[.C8])" table:style-name="ce1">
            <text:p>0,007976643</text:p>
          </table:table-cell>
          <table:table-cell office:value-type="float" office:value="1.2536602861381607E-3" table:formula="of:=2*PI()*0.00001*[.C8]" table:style-name="ce1">
            <text:p>0,00125366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1.4000000000000004" table:formula="of:=[.B8]+0.1" table:style-name="ce1">
            <text:p>1,4</text:p>
          </table:table-cell>
          <table:table-cell office:value-type="float" office:value="25.118864315095834" table:formula="of:=POWER(10;[.B9])" table:style-name="ce1">
            <text:p>25,11886432</text:p>
          </table:table-cell>
          <table:table-cell office:value-type="float" office:value="6.3360724073917244E-3" table:formula="of:=1/(2*PI()*POWER(1;-7)*[.C9])" table:style-name="ce1">
            <text:p>0,006336072</text:p>
          </table:table-cell>
          <table:table-cell office:value-type="float" office:value="1.5782647919764779E-3" table:formula="of:=2*PI()*0.00001*[.C9]" table:style-name="ce1">
            <text:p>0,001578265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1.5000000000000004" table:formula="of:=[.B9]+0.1" table:style-name="ce1">
            <text:p>1,5</text:p>
          </table:table-cell>
          <table:table-cell office:value-type="float" office:value="31.622776601683832" table:formula="of:=POWER(10;[.B10])" table:style-name="ce1">
            <text:p>31,6227766</text:p>
          </table:table-cell>
          <table:table-cell office:value-type="float" office:value="5.0329212104486976E-3" table:formula="of:=1/(2*PI()*POWER(1;-7)*[.C10])" table:style-name="ce1">
            <text:p>0,005032921</text:p>
          </table:table-cell>
          <table:table-cell office:value-type="float" office:value="1.9869176531592228E-3" table:formula="of:=2*PI()*0.00001*[.C10]" table:style-name="ce1">
            <text:p>0,001986918</text:p>
          </table:table-cell>
          <table:table-cell table:number-columns-repeated="2"/>
          <table:table-cell table:style-name="ce1">
            <draw:frame draw:z-index="1" draw:id="id0" draw:style-name="a0" draw:name="Graphique 1" svg:x="0.07292in" svg:y="0.10417in" svg:width="5in" svg:height="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6"/>
        </table:table-row>
        <table:table-row table:style-name="ro1">
          <table:table-cell/>
          <table:table-cell office:value-type="float" office:value="1.6000000000000005" table:formula="of:=[.B10]+0.1" table:style-name="ce1">
            <text:p>1,6</text:p>
          </table:table-cell>
          <table:table-cell office:value-type="float" office:value="39.810717055349791" table:formula="of:=POWER(10;[.B11])" table:style-name="ce1">
            <text:p>39,81071706</text:p>
          </table:table-cell>
          <table:table-cell office:value-type="float" office:value="3.9977914206021066E-3" table:formula="of:=1/(2*PI()*POWER(1;-7)*[.C11])" table:style-name="ce1">
            <text:p>0,003997791</text:p>
          </table:table-cell>
          <table:table-cell office:value-type="float" office:value="2.5013811247045761E-3" table:formula="of:=2*PI()*0.00001*[.C11]" table:style-name="ce1">
            <text:p>0,002501381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1.7000000000000006" table:formula="of:=[.B11]+0.1" table:style-name="ce1">
            <text:p>1,7</text:p>
          </table:table-cell>
          <table:table-cell office:value-type="float" office:value="50.11872336272733" table:formula="of:=POWER(10;[.B12])" table:style-name="ce1">
            <text:p>50,11872336</text:p>
          </table:table-cell>
          <table:table-cell office:value-type="float" office:value="3.1755586019227475E-3" table:formula="of:=1/(2*PI()*POWER(1;-7)*[.C12])" table:style-name="ce1">
            <text:p>0,003175559</text:p>
          </table:table-cell>
          <table:table-cell office:value-type="float" office:value="3.1490522624728666E-3" table:formula="of:=2*PI()*0.00001*[.C12]" table:style-name="ce1">
            <text:p>0,003149052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1.8000000000000007" table:formula="of:=[.B12]+0.1" table:style-name="ce1">
            <text:p>1,8</text:p>
          </table:table-cell>
          <table:table-cell office:value-type="float" office:value="63.095734448019471" table:formula="of:=POWER(10;[.B13])" table:style-name="ce1">
            <text:p>63,09573445</text:p>
          </table:table-cell>
          <table:table-cell office:value-type="float" office:value="2.5224358585288027E-3" table:formula="of:=1/(2*PI()*POWER(1;-7)*[.C13])" table:style-name="ce1">
            <text:p>0,002522436</text:p>
          </table:table-cell>
          <table:table-cell office:value-type="float" office:value="3.9644219162950087E-3" table:formula="of:=2*PI()*0.00001*[.C13]" table:style-name="ce1">
            <text:p>0,003964422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1.9000000000000008" table:formula="of:=[.B13]+0.1" table:style-name="ce1">
            <text:p>1,9</text:p>
          </table:table-cell>
          <table:table-cell office:value-type="float" office:value="79.432823472428325" table:formula="of:=POWER(10;[.B14])" table:style-name="ce1">
            <text:p>79,43282347</text:p>
          </table:table-cell>
          <table:table-cell office:value-type="float" office:value="2.0036420227104116E-3" table:formula="of:=1/(2*PI()*POWER(1;-7)*[.C14])" table:style-name="ce1">
            <text:p>0,002003642</text:p>
          </table:table-cell>
          <table:table-cell office:value-type="float" office:value="4.9909114934975143E-3" table:formula="of:=2*PI()*0.00001*[.C14]" table:style-name="ce1">
            <text:p>0,004990911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2.0000000000000009" table:formula="of:=[.B14]+0.1" table:style-name="ce1">
            <text:p>2</text:p>
          </table:table-cell>
          <table:table-cell office:value-type="float" office:value="100.00000000000023" table:formula="of:=POWER(10;[.B15])" table:style-name="ce1">
            <text:p>100</text:p>
          </table:table-cell>
          <table:table-cell office:value-type="float" office:value="1.5915494309189499E-3" table:formula="of:=1/(2*PI()*POWER(1;-7)*[.C15])" table:style-name="ce1">
            <text:p>0,001591549</text:p>
          </table:table-cell>
          <table:table-cell office:value-type="float" office:value="6.2831853071796014E-3" table:formula="of:=2*PI()*0.00001*[.C15]" table:style-name="ce1">
            <text:p>0,006283185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2.100000000000001" table:formula="of:=[.B15]+0.1" table:style-name="ce1">
            <text:p>2,1</text:p>
          </table:table-cell>
          <table:table-cell office:value-type="float" office:value="125.89254117941711" table:formula="of:=POWER(10;[.B16])" table:style-name="ce1">
            <text:p>125,8925412</text:p>
          </table:table-cell>
          <table:table-cell office:value-type="float" office:value="1.2642126499382833E-3" table:formula="of:=1/(2*PI()*POWER(1;-7)*[.C16])" table:style-name="ce1">
            <text:p>0,001264213</text:p>
          </table:table-cell>
          <table:table-cell office:value-type="float" office:value="7.9100616502201463E-3" table:formula="of:=2*PI()*0.00001*[.C16]" table:style-name="ce1">
            <text:p>0,007910062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2.2000000000000011" table:formula="of:=[.B16]+0.1" table:style-name="ce1">
            <text:p>2,2</text:p>
          </table:table-cell>
          <table:table-cell office:value-type="float" office:value="158.48931924611182" table:formula="of:=POWER(10;[.B17])" table:style-name="ce1">
            <text:p>158,4893192</text:p>
          </table:table-cell>
          <table:table-cell office:value-type="float" office:value="1.0041998025415826E-3" table:formula="of:=1/(2*PI()*POWER(1;-7)*[.C17])" table:style-name="ce1">
            <text:p>0,0010042</text:p>
          </table:table-cell>
          <table:table-cell office:value-type="float" office:value="9.9581776203206476E-3" table:formula="of:=2*PI()*0.00001*[.C17]" table:style-name="ce1">
            <text:p>0,009958178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2.3000000000000012" table:formula="of:=[.B17]+0.1" table:style-name="ce1">
            <text:p>2,3</text:p>
          </table:table-cell>
          <table:table-cell office:value-type="float" office:value="199.52623149688853" table:formula="of:=POWER(10;[.B18])" table:style-name="ce1">
            <text:p>199,5262315</text:p>
          </table:table-cell>
          <table:table-cell office:value-type="float" office:value="7.9766425646332747E-4" table:formula="of:=1/(2*PI()*POWER(1;-7)*[.C18])" table:style-name="ce1">
            <text:p>0,000797664</text:p>
          </table:table-cell>
          <table:table-cell office:value-type="float" office:value="1.253660286138163E-2" table:formula="of:=2*PI()*0.00001*[.C18]" table:style-name="ce1">
            <text:p>0,012536603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2.4000000000000012" table:formula="of:=[.B18]+0.1" table:style-name="ce1">
            <text:p>2,4</text:p>
          </table:table-cell>
          <table:table-cell office:value-type="float" office:value="251.18864315095894" table:formula="of:=POWER(10;[.B19])" table:style-name="ce1">
            <text:p>251,1886432</text:p>
          </table:table-cell>
          <table:table-cell office:value-type="float" office:value="6.3360724073917101E-4" table:formula="of:=1/(2*PI()*POWER(1;-7)*[.C19])" table:style-name="ce1">
            <text:p>0,000633607</text:p>
          </table:table-cell>
          <table:table-cell office:value-type="float" office:value="1.5782647919764817E-2" table:formula="of:=2*PI()*0.00001*[.C19]" table:style-name="ce1">
            <text:p>0,015782648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2.5000000000000013" table:formula="of:=[.B19]+0.1" table:style-name="ce1">
            <text:p>2,5</text:p>
          </table:table-cell>
          <table:table-cell office:value-type="float" office:value="316.2277660168391" table:formula="of:=POWER(10;[.B20])" table:style-name="ce1">
            <text:p>316,227766</text:p>
          </table:table-cell>
          <table:table-cell office:value-type="float" office:value="5.0329212104486848E-4" table:formula="of:=1/(2*PI()*POWER(1;-7)*[.C20])" table:style-name="ce1">
            <text:p>0,000503292</text:p>
          </table:table-cell>
          <table:table-cell office:value-type="float" office:value="1.9869176531592276E-2" table:formula="of:=2*PI()*0.00001*[.C20]" table:style-name="ce1">
            <text:p>0,019869177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2.6000000000000014" table:formula="of:=[.B20]+0.1" table:style-name="ce1">
            <text:p>2,6</text:p>
          </table:table-cell>
          <table:table-cell office:value-type="float" office:value="398.10717055349869" table:formula="of:=POWER(10;[.B21])" table:style-name="ce1">
            <text:p>398,1071706</text:p>
          </table:table-cell>
          <table:table-cell office:value-type="float" office:value="3.9977914206020985E-4" table:formula="of:=1/(2*PI()*POWER(1;-7)*[.C21])" table:style-name="ce1">
            <text:p>0,000399779</text:p>
          </table:table-cell>
          <table:table-cell office:value-type="float" office:value="2.5013811247045808E-2" table:formula="of:=2*PI()*0.00001*[.C21]" table:style-name="ce1">
            <text:p>0,025013811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2.7000000000000015" table:formula="of:=[.B21]+0.1" table:style-name="ce1">
            <text:p>2,7</text:p>
          </table:table-cell>
          <table:table-cell office:value-type="float" office:value="501.18723362727451" table:formula="of:=POWER(10;[.B22])" table:style-name="ce1">
            <text:p>501,1872336</text:p>
          </table:table-cell>
          <table:table-cell office:value-type="float" office:value="3.1755586019227398E-4" table:formula="of:=1/(2*PI()*POWER(1;-7)*[.C22])" table:style-name="ce1">
            <text:p>0,000317556</text:p>
          </table:table-cell>
          <table:table-cell office:value-type="float" office:value="3.1490522624728741E-2" table:formula="of:=2*PI()*0.00001*[.C22]" table:style-name="ce1">
            <text:p>0,031490523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2.8000000000000016" table:formula="of:=[.B22]+0.1" table:style-name="ce1">
            <text:p>2,8</text:p>
          </table:table-cell>
          <table:table-cell office:value-type="float" office:value="630.95734448019596" table:formula="of:=POWER(10;[.B23])" table:style-name="ce1">
            <text:p>630,9573445</text:p>
          </table:table-cell>
          <table:table-cell office:value-type="float" office:value="2.5224358585287975E-4" table:formula="of:=1/(2*PI()*POWER(1;-7)*[.C23])" table:style-name="ce1">
            <text:p>0,000252244</text:p>
          </table:table-cell>
          <table:table-cell office:value-type="float" office:value="3.9644219162950169E-2" table:formula="of:=2*PI()*0.00001*[.C23]" table:style-name="ce1">
            <text:p>0,039644219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2.9000000000000017" table:formula="of:=[.B23]+0.1" table:style-name="ce1">
            <text:p>2,9</text:p>
          </table:table-cell>
          <table:table-cell office:value-type="float" office:value="794.32823472428493" table:formula="of:=POWER(10;[.B24])" table:style-name="ce1">
            <text:p>794,3282347</text:p>
          </table:table-cell>
          <table:table-cell office:value-type="float" office:value="2.003642022710407E-4" table:formula="of:=1/(2*PI()*POWER(1;-7)*[.C24])" table:style-name="ce1">
            <text:p>0,000200364</text:p>
          </table:table-cell>
          <table:table-cell office:value-type="float" office:value="4.9909114934975254E-2" table:formula="of:=2*PI()*0.00001*[.C24]" table:style-name="ce1">
            <text:p>0,049909115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3.0000000000000018" table:formula="of:=[.B24]+0.1" table:style-name="ce1">
            <text:p>3</text:p>
          </table:table-cell>
          <table:table-cell office:value-type="float" office:value="1000.0000000000051" table:formula="of:=POWER(10;[.B25])" table:style-name="ce1">
            <text:p>1000</text:p>
          </table:table-cell>
          <table:table-cell office:value-type="float" office:value="1.5915494309189451E-4" table:formula="of:=1/(2*PI()*POWER(1;-7)*[.C25])" table:style-name="ce1">
            <text:p>0,000159155</text:p>
          </table:table-cell>
          <table:table-cell office:value-type="float" office:value="6.2831853071796187E-2" table:formula="of:=2*PI()*0.00001*[.C25]" table:style-name="ce1">
            <text:p>0,062831853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3.1000000000000019" table:formula="of:=[.B25]+0.1" table:style-name="ce1">
            <text:p>3,1</text:p>
          </table:table-cell>
          <table:table-cell office:value-type="float" office:value="1258.9254117941734" table:formula="of:=POWER(10;[.B26])" table:style-name="ce1">
            <text:p>1258,925412</text:p>
          </table:table-cell>
          <table:table-cell office:value-type="float" office:value="1.2642126499382808E-4" table:formula="of:=1/(2*PI()*POWER(1;-7)*[.C26])" table:style-name="ce1">
            <text:p>0,000126421</text:p>
          </table:table-cell>
          <table:table-cell office:value-type="float" office:value="7.9100616502201612E-2" table:formula="of:=2*PI()*0.00001*[.C26]" table:style-name="ce1">
            <text:p>0,079100617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3.200000000000002" table:formula="of:=[.B26]+0.1" table:style-name="ce1">
            <text:p>3,2</text:p>
          </table:table-cell>
          <table:table-cell office:value-type="float" office:value="1584.8931924611213" table:formula="of:=POWER(10;[.B27])" table:style-name="ce1">
            <text:p>1584,893192</text:p>
          </table:table-cell>
          <table:table-cell office:value-type="float" office:value="1.0041998025415805E-4" table:formula="of:=1/(2*PI()*POWER(1;-7)*[.C27])" table:style-name="ce1">
            <text:p>0,00010042</text:p>
          </table:table-cell>
          <table:table-cell office:value-type="float" office:value="9.9581776203206671E-2" table:formula="of:=2*PI()*0.00001*[.C27]" table:style-name="ce1">
            <text:p>0,099581776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3.300000000000002" table:formula="of:=[.B27]+0.1" table:style-name="ce1">
            <text:p>3,3</text:p>
          </table:table-cell>
          <table:table-cell office:value-type="float" office:value="1995.2623149688911" table:formula="of:=POWER(10;[.B28])" table:style-name="ce1">
            <text:p>1995,262315</text:p>
          </table:table-cell>
          <table:table-cell office:value-type="float" office:value="7.9766425646332506E-5" table:formula="of:=1/(2*PI()*POWER(1;-7)*[.C28])" table:style-name="ce1">
            <text:p>7,97664E-05</text:p>
          </table:table-cell>
          <table:table-cell office:value-type="float" office:value="0.12536602861381665" table:formula="of:=2*PI()*0.00001*[.C28]" table:style-name="ce1">
            <text:p>0,125366029</text:p>
          </table:table-cell>
          <table:table-cell table:number-columns-repeated="2"/>
          <table:table-cell table:style-name="ce1">
            <draw:frame draw:z-index="2" draw:id="id1" draw:style-name="a1" draw:name="Graphique 2" svg:x="0.0625in" svg:y="0.03125in" svg:width="5in" svg:height="3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76"/>
        </table:table-row>
        <table:table-row table:style-name="ro1">
          <table:table-cell/>
          <table:table-cell office:value-type="float" office:value="3.4000000000000021" table:formula="of:=[.B28]+0.1" table:style-name="ce1">
            <text:p>3,4</text:p>
          </table:table-cell>
          <table:table-cell office:value-type="float" office:value="2511.8864315095943" table:formula="of:=POWER(10;[.B29])" table:style-name="ce1">
            <text:p>2511,886432</text:p>
          </table:table-cell>
          <table:table-cell office:value-type="float" office:value="6.3360724073916971E-5" table:formula="of:=1/(2*PI()*POWER(1;-7)*[.C29])" table:style-name="ce1">
            <text:p>6,33607E-05</text:p>
          </table:table-cell>
          <table:table-cell office:value-type="float" office:value="0.15782647919764847" table:formula="of:=2*PI()*0.00001*[.C29]" table:style-name="ce1">
            <text:p>0,157826479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3.5000000000000022" table:formula="of:=[.B29]+0.1" table:style-name="ce1">
            <text:p>3,5</text:p>
          </table:table-cell>
          <table:table-cell office:value-type="float" office:value="3162.2776601683972" table:formula="of:=POWER(10;[.B30])" table:style-name="ce1">
            <text:p>3162,27766</text:p>
          </table:table-cell>
          <table:table-cell office:value-type="float" office:value="5.0329212104486751E-5" table:formula="of:=1/(2*PI()*POWER(1;-7)*[.C30])" table:style-name="ce1">
            <text:p>5,03292E-05</text:p>
          </table:table-cell>
          <table:table-cell office:value-type="float" office:value="0.19869176531592317" table:formula="of:=2*PI()*0.00001*[.C30]" table:style-name="ce1">
            <text:p>0,198691765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3.6000000000000023" table:formula="of:=[.B30]+0.1" table:style-name="ce1">
            <text:p>3,6</text:p>
          </table:table-cell>
          <table:table-cell office:value-type="float" office:value="3981.0717055349983" table:formula="of:=POWER(10;[.B31])" table:style-name="ce1">
            <text:p>3981,071706</text:p>
          </table:table-cell>
          <table:table-cell office:value-type="float" office:value="3.997791420602087E-5" table:formula="of:=1/(2*PI()*POWER(1;-7)*[.C31])" table:style-name="ce1">
            <text:p>3,99779E-05</text:p>
          </table:table-cell>
          <table:table-cell office:value-type="float" office:value="0.25013811247045881" table:formula="of:=2*PI()*0.00001*[.C31]" table:style-name="ce1">
            <text:p>0,250138112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3.7000000000000024" table:formula="of:=[.B31]+0.1" table:style-name="ce1">
            <text:p>3,7</text:p>
          </table:table-cell>
          <table:table-cell office:value-type="float" office:value="5011.8723362727505" table:formula="of:=POWER(10;[.B32])" table:style-name="ce1">
            <text:p>5011,872336</text:p>
          </table:table-cell>
          <table:table-cell office:value-type="float" office:value="3.1755586019227363E-5" table:formula="of:=1/(2*PI()*POWER(1;-7)*[.C32])" table:style-name="ce1">
            <text:p>3,17556E-05</text:p>
          </table:table-cell>
          <table:table-cell office:value-type="float" office:value="0.31490522624728778" table:formula="of:=2*PI()*0.00001*[.C32]" table:style-name="ce1">
            <text:p>0,314905226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3.8000000000000025" table:formula="of:=[.B32]+0.1" table:style-name="ce1">
            <text:p>3,8</text:p>
          </table:table-cell>
          <table:table-cell office:value-type="float" office:value="6309.5734448019721" table:formula="of:=POWER(10;[.B33])" table:style-name="ce1">
            <text:p>6309,573445</text:p>
          </table:table-cell>
          <table:table-cell office:value-type="float" office:value="2.5224358585287925E-5" table:formula="of:=1/(2*PI()*POWER(1;-7)*[.C33])" table:style-name="ce1">
            <text:p>2,52244E-05</text:p>
          </table:table-cell>
          <table:table-cell office:value-type="float" office:value="0.39644219162950245" table:formula="of:=2*PI()*0.00001*[.C33]" table:style-name="ce1">
            <text:p>0,396442192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3.9000000000000026" table:formula="of:=[.B33]+0.1" table:style-name="ce1">
            <text:p>3,9</text:p>
          </table:table-cell>
          <table:table-cell office:value-type="float" office:value="7943.2823472428718" table:formula="of:=POWER(10;[.B34])" table:style-name="ce1">
            <text:p>7943,282347</text:p>
          </table:table-cell>
          <table:table-cell office:value-type="float" office:value="2.0036420227104016E-5" table:formula="of:=1/(2*PI()*POWER(1;-7)*[.C34])" table:style-name="ce1">
            <text:p>2,00364E-05</text:p>
          </table:table-cell>
          <table:table-cell office:value-type="float" office:value="0.49909114934975396" table:formula="of:=2*PI()*0.00001*[.C34]" table:style-name="ce1">
            <text:p>0,499091149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4.0000000000000027" table:formula="of:=[.B34]+0.1" table:style-name="ce1">
            <text:p>4</text:p>
          </table:table-cell>
          <table:table-cell office:value-type="float" office:value="10000.000000000062" table:formula="of:=POWER(10;[.B35])" table:style-name="ce1">
            <text:p>10000</text:p>
          </table:table-cell>
          <table:table-cell office:value-type="float" office:value="1.5915494309189435E-5" table:formula="of:=1/(2*PI()*POWER(1;-7)*[.C35])" table:style-name="ce1">
            <text:p>1,59155E-05</text:p>
          </table:table-cell>
          <table:table-cell office:value-type="float" office:value="0.62831853071796262" table:formula="of:=2*PI()*0.00001*[.C35]" table:style-name="ce1">
            <text:p>0,628318531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4.1000000000000023" table:formula="of:=[.B35]+0.1" table:style-name="ce1">
            <text:p>4,1</text:p>
          </table:table-cell>
          <table:table-cell office:value-type="float" office:value="12589.25411794176" table:formula="of:=POWER(10;[.B36])" table:style-name="ce1">
            <text:p>12589,25412</text:p>
          </table:table-cell>
          <table:table-cell office:value-type="float" office:value="1.2642126499382782E-5" table:formula="of:=1/(2*PI()*POWER(1;-7)*[.C36])" table:style-name="ce1">
            <text:p>1,26421E-05</text:p>
          </table:table-cell>
          <table:table-cell office:value-type="float" office:value="0.79100616502201782" table:formula="of:=2*PI()*0.00001*[.C36]" table:style-name="ce1">
            <text:p>0,791006165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4.200000000000002" table:formula="of:=[.B36]+0.1" table:style-name="ce1">
            <text:p>4,2</text:p>
          </table:table-cell>
          <table:table-cell office:value-type="float" office:value="15848.931924611232" table:formula="of:=POWER(10;[.B37])" table:style-name="ce1">
            <text:p>15848,93192</text:p>
          </table:table-cell>
          <table:table-cell office:value-type="float" office:value="1.0041998025415795E-5" table:formula="of:=1/(2*PI()*POWER(1;-7)*[.C37])" table:style-name="ce1">
            <text:p>1,0042E-05</text:p>
          </table:table-cell>
          <table:table-cell office:value-type="float" office:value="0.99581776203206784" table:formula="of:=2*PI()*0.00001*[.C37]" table:style-name="ce1">
            <text:p>0,995817762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4.3000000000000016" table:formula="of:=[.B37]+0.1" table:style-name="ce1">
            <text:p>4,3</text:p>
          </table:table-cell>
          <table:table-cell office:value-type="float" office:value="19952.623149688898" table:formula="of:=POWER(10;[.B38])" table:style-name="ce1">
            <text:p>19952,62315</text:p>
          </table:table-cell>
          <table:table-cell office:value-type="float" office:value="7.9766425646332577E-6" table:formula="of:=1/(2*PI()*POWER(1;-7)*[.C38])" table:style-name="ce1">
            <text:p>7,97664E-06</text:p>
          </table:table-cell>
          <table:table-cell office:value-type="float" office:value="1.2536602861381658" table:formula="of:=2*PI()*0.00001*[.C38]" table:style-name="ce1">
            <text:p>1,253660286</text:p>
          </table:table-cell>
          <table:table-cell table:number-columns-repeated="16379"/>
        </table:table-row>
        <table:table-row table:number-rows-repeated="104853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928</meta:generator>
    <dc:creator>Patrick</dc:creator>
    <meta:creation-date>2023-01-02T07:26:52Z</meta:creation-date>
    <dc:date>2023-01-13T17:38:46Z</dc:date>
    <meta:editing-cycles>1</meta:editing-cycles>
    <meta:editing-duration>PT419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ed7d31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16.0pt" svg:width="360.0pt" chart:style-name="Crt0">
        <chart:title chart:style-name="CT00">
          <text:p text:style-name="a0" text:class-names="" text:cond-style-name="">Impedence Filtre</text:p>
        </chart:title>
        <chart:legend chart:legend-position="bottom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Feuille1.$C$5:.$C$38"/>
          </chart:axis>
          <chart:series chart:label-cell-address="Feuille1.$D$4" chart:values-cell-range-address="Feuille1.$D$5:.$D$38" chart:class="chart:line" chart:attached-axis="primary-y" chart:style-name="G0S0">
            <chart:data-point chart:repeated="34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stacked="tru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stacked="true" chart:percentage="false" chart:include-hidden-cells="false" chart:treat-empty-cells="use-zero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219" chart:overlap="-27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 chart:stacked="true" chart:percentage="false"/>
      <style:graphic-properties draw:fill="none" draw:stroke="solid" svg:stroke-width="0.03125in" svg:stroke-color="#7f6000" svg:stroke-opacity="100%" draw:stroke-linejoin="round" svg:stroke-linecap="round"/>
    </style:style>
    <style:style style:family="chart" style:name="G0S1">
      <style:chart-properties chart:symbol-type="named-symbol" chart:symbol-name="circle" chart:symbol-width="0.06944in" chart:symbol-height="0.06944in" chart:connect-bars="false" chart:solid-type="cuboid" chart:stacked="true" chart:percentage="false"/>
      <style:graphic-properties draw:fill="none" draw:stroke="solid" svg:stroke-width="0.03125in" svg:stroke-color="#4472c4" svg:stroke-opacity="100%" draw:stroke-linejoin="round" svg:stroke-linecap="round"/>
    </style:style>
  </office:automatic-styles>
  <office:body>
    <office:chart>
      <chart:chart chart:class="chart:line" svg:height="216.0pt" svg:width="360.0pt" chart:style-name="Crt0"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31"/>
          </chart:axis>
          <chart:series chart:label-cell-address="local-table.$B$1" chart:values-cell-range-address="local-table.$B$2:.$B$31" chart:class="chart:line" chart:attached-axis="primary-y" chart:style-name="G0S0">
            <chart:data-point chart:repeated="30"/>
          </chart:series>
          <chart:series chart:label-cell-address="local-table.$C$1" chart:values-cell-range-address="local-table.$C$2:.$C$31" chart:class="chart:line" chart:attached-axis="primary-y" chart:style-name="G0S1">
            <chart:data-point chart:repeated="30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 office:value-type="string">
                <text:p>Impedence Filtre</text:p>
              </table:table-cell>
              <table:table-cell office:value-type="string">
                <text:p>Impedance Haut Parleur</text:p>
              </table:table-cell>
            </table:table-row>
          </table:table-header-rows>
          <table:table-row>
            <table:table-cell office:value-type="string">
              <text:p>fc</text:p>
            </table:table-cell>
            <table:table-cell office:value-type="float" office:value="1.5915494309189534E-2"/>
            <table:table-cell office:value-type="float" office:value="6.2831853071795873E-4"/>
          </table:table-row>
          <table:table-row>
            <table:table-cell office:value-type="string">
              <text:p/>
            </table:table-cell>
            <table:table-cell office:value-type="float" office:value="5.0329212104486976E-3"/>
            <table:table-cell office:value-type="float" office:value="1.9869176531592228E-3"/>
          </table:table-row>
          <table:table-row>
            <table:table-cell office:value-type="string">
              <text:p/>
            </table:table-cell>
            <table:table-cell office:value-type="float" office:value="3.9977914206021066E-3"/>
            <table:table-cell office:value-type="float" office:value="2.5013811247045761E-3"/>
          </table:table-row>
          <table:table-row>
            <table:table-cell office:value-type="string">
              <text:p/>
            </table:table-cell>
            <table:table-cell office:value-type="float" office:value="3.1755586019227475E-3"/>
            <table:table-cell office:value-type="float" office:value="3.1490522624728666E-3"/>
          </table:table-row>
          <table:table-row>
            <table:table-cell office:value-type="string">
              <text:p/>
            </table:table-cell>
            <table:table-cell office:value-type="float" office:value="2.5224358585288027E-3"/>
            <table:table-cell office:value-type="float" office:value="3.9644219162950087E-3"/>
          </table:table-row>
          <table:table-row>
            <table:table-cell office:value-type="string">
              <text:p/>
            </table:table-cell>
            <table:table-cell office:value-type="float" office:value="2.0036420227104116E-3"/>
            <table:table-cell office:value-type="float" office:value="4.9909114934975143E-3"/>
          </table:table-row>
          <table:table-row>
            <table:table-cell office:value-type="string">
              <text:p/>
            </table:table-cell>
            <table:table-cell office:value-type="float" office:value="1.5915494309189499E-3"/>
            <table:table-cell office:value-type="float" office:value="6.2831853071796014E-3"/>
          </table:table-row>
          <table:table-row>
            <table:table-cell office:value-type="string">
              <text:p/>
            </table:table-cell>
            <table:table-cell office:value-type="float" office:value="1.2642126499382833E-3"/>
            <table:table-cell office:value-type="float" office:value="7.9100616502201463E-3"/>
          </table:table-row>
          <table:table-row>
            <table:table-cell office:value-type="string">
              <text:p/>
            </table:table-cell>
            <table:table-cell office:value-type="float" office:value="1.0041998025415826E-3"/>
            <table:table-cell office:value-type="float" office:value="9.9581776203206476E-3"/>
          </table:table-row>
          <table:table-row>
            <table:table-cell office:value-type="string">
              <text:p/>
            </table:table-cell>
            <table:table-cell office:value-type="float" office:value="7.9766425646332747E-4"/>
            <table:table-cell office:value-type="float" office:value="1.253660286138163E-2"/>
          </table:table-row>
          <table:table-row>
            <table:table-cell office:value-type="string">
              <text:p/>
            </table:table-cell>
            <table:table-cell office:value-type="float" office:value="6.3360724073917101E-4"/>
            <table:table-cell office:value-type="float" office:value="1.5782647919764817E-2"/>
          </table:table-row>
          <table:table-row>
            <table:table-cell office:value-type="string">
              <text:p/>
            </table:table-cell>
            <table:table-cell office:value-type="float" office:value="5.0329212104486848E-4"/>
            <table:table-cell office:value-type="float" office:value="1.9869176531592276E-2"/>
          </table:table-row>
          <table:table-row>
            <table:table-cell office:value-type="string">
              <text:p/>
            </table:table-cell>
            <table:table-cell office:value-type="float" office:value="3.9977914206020985E-4"/>
            <table:table-cell office:value-type="float" office:value="2.5013811247045808E-2"/>
          </table:table-row>
          <table:table-row>
            <table:table-cell office:value-type="string">
              <text:p/>
            </table:table-cell>
            <table:table-cell office:value-type="float" office:value="3.1755586019227398E-4"/>
            <table:table-cell office:value-type="float" office:value="3.1490522624728741E-2"/>
          </table:table-row>
          <table:table-row>
            <table:table-cell office:value-type="string">
              <text:p/>
            </table:table-cell>
            <table:table-cell office:value-type="float" office:value="2.5224358585287975E-4"/>
            <table:table-cell office:value-type="float" office:value="3.9644219162950169E-2"/>
          </table:table-row>
          <table:table-row>
            <table:table-cell office:value-type="string">
              <text:p/>
            </table:table-cell>
            <table:table-cell office:value-type="float" office:value="2.003642022710407E-4"/>
            <table:table-cell office:value-type="float" office:value="4.9909114934975254E-2"/>
          </table:table-row>
          <table:table-row>
            <table:table-cell office:value-type="string">
              <text:p/>
            </table:table-cell>
            <table:table-cell office:value-type="float" office:value="1.5915494309189451E-4"/>
            <table:table-cell office:value-type="float" office:value="6.2831853071796187E-2"/>
          </table:table-row>
          <table:table-row>
            <table:table-cell office:value-type="string">
              <text:p/>
            </table:table-cell>
            <table:table-cell office:value-type="float" office:value="1.2642126499382808E-4"/>
            <table:table-cell office:value-type="float" office:value="7.9100616502201612E-2"/>
          </table:table-row>
          <table:table-row>
            <table:table-cell office:value-type="string">
              <text:p/>
            </table:table-cell>
            <table:table-cell office:value-type="float" office:value="1.0041998025415805E-4"/>
            <table:table-cell office:value-type="float" office:value="9.9581776203206671E-2"/>
          </table:table-row>
          <table:table-row>
            <table:table-cell office:value-type="string">
              <text:p/>
            </table:table-cell>
            <table:table-cell office:value-type="float" office:value="7.9766425646332506E-5"/>
            <table:table-cell office:value-type="float" office:value="0.12536602861381665"/>
          </table:table-row>
          <table:table-row>
            <table:table-cell office:value-type="string">
              <text:p/>
            </table:table-cell>
            <table:table-cell office:value-type="float" office:value="6.3360724073916971E-5"/>
            <table:table-cell office:value-type="float" office:value="0.15782647919764847"/>
          </table:table-row>
          <table:table-row>
            <table:table-cell office:value-type="string">
              <text:p/>
            </table:table-cell>
            <table:table-cell office:value-type="float" office:value="5.0329212104486751E-5"/>
            <table:table-cell office:value-type="float" office:value="0.19869176531592317"/>
          </table:table-row>
          <table:table-row>
            <table:table-cell office:value-type="string">
              <text:p/>
            </table:table-cell>
            <table:table-cell office:value-type="float" office:value="3.997791420602087E-5"/>
            <table:table-cell office:value-type="float" office:value="0.25013811247045881"/>
          </table:table-row>
          <table:table-row>
            <table:table-cell office:value-type="string">
              <text:p/>
            </table:table-cell>
            <table:table-cell office:value-type="float" office:value="3.1755586019227363E-5"/>
            <table:table-cell office:value-type="float" office:value="0.31490522624728778"/>
          </table:table-row>
          <table:table-row>
            <table:table-cell office:value-type="string">
              <text:p/>
            </table:table-cell>
            <table:table-cell office:value-type="float" office:value="2.5224358585287925E-5"/>
            <table:table-cell office:value-type="float" office:value="0.39644219162950245"/>
          </table:table-row>
          <table:table-row>
            <table:table-cell office:value-type="string">
              <text:p/>
            </table:table-cell>
            <table:table-cell office:value-type="float" office:value="2.0036420227104016E-5"/>
            <table:table-cell office:value-type="float" office:value="0.49909114934975396"/>
          </table:table-row>
          <table:table-row>
            <table:table-cell office:value-type="string">
              <text:p/>
            </table:table-cell>
            <table:table-cell office:value-type="float" office:value="1.5915494309189435E-5"/>
            <table:table-cell office:value-type="float" office:value="0.62831853071796262"/>
          </table:table-row>
          <table:table-row>
            <table:table-cell office:value-type="string">
              <text:p/>
            </table:table-cell>
            <table:table-cell office:value-type="float" office:value="1.2642126499382782E-5"/>
            <table:table-cell office:value-type="float" office:value="0.79100616502201782"/>
          </table:table-row>
          <table:table-row>
            <table:table-cell office:value-type="string">
              <text:p/>
            </table:table-cell>
            <table:table-cell office:value-type="float" office:value="1.0041998025415795E-5"/>
            <table:table-cell office:value-type="float" office:value="0.99581776203206784"/>
          </table:table-row>
          <table:table-row>
            <table:table-cell office:value-type="string">
              <text:p/>
            </table:table-cell>
            <table:table-cell office:value-type="float" office:value="7.9766425646332577E-6"/>
            <table:table-cell office:value-type="float" office:value="1.2536602861381658"/>
          </table:table-row>
        </table:table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